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5" table:default-cell-style-name="ce20"/>
        <table:table-column table:style-name="co20" table:number-columns-repeated="226" table:default-cell-style-name="ce20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2"/>
            <table:table-cell table:style-name="ce32" table:number-columns-repeated="9"/>
            <table:table-cell table:style-name="ce48" office:value-type="string" calcext:value-type="string" table:number-columns-spanned="9" table:number-rows-spanned="1">
              <text:p>中 華 民 國 103 年 11 月 份</text:p>
            </table:table-cell>
            <table:covered-table-cell table:number-columns-repeated="8" table:style-name="ce48"/>
            <table:table-cell table:style-name="ce51" table:number-columns-repeated="2"/>
            <table:table-cell table:style-name="ce32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3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3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5"/>
            <table:table-cell table:style-name="ce50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4"/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3"/>
          </table:table-row>
          <table:table-row table:style-name="ro3">
            <table:covered-table-cell table:style-name="ce4"/>
            <table:covered-table-cell table:style-name="ce24"/>
            <table:covered-table-cell table:number-columns-repeated="2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5"/>
            <table:covered-table-cell table:style-name="ce56"/>
            <table:table-cell table:number-columns-repeated="993"/>
          </table:table-row>
          <table:table-row table:style-name="ro4">
            <table:covered-table-cell table:style-name="ce5"/>
            <table:covered-table-cell table:style-name="ce25"/>
            <table:covered-table-cell table:number-columns-repeated="28" table:style-name="ce36"/>
            <table:table-cell table:style-name="ce57" office:value-type="string" calcext:value-type="string">
              <text:p>(<text:span text:style-name="T5">遷入–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6" office:value-type="string" calcext:value-type="string">
            <text:p>計</text:p>
          </table:table-cell>
          <table:table-cell table:style-name="ce37" office:value-type="float" office:value="51102" calcext:value-type="float">
            <text:p><text:s text:c="3"/>51,102</text:p>
          </table:table-cell>
          <table:table-cell table:style-name="ce37" office:value-type="float" office:value="2893" calcext:value-type="float">
            <text:p><text:s text:c="3"/>2,893</text:p>
          </table:table-cell>
          <table:table-cell table:style-name="ce37" office:value-type="float" office:value="4904" calcext:value-type="float">
            <text:p><text:s text:c="3"/>4,904</text:p>
          </table:table-cell>
          <table:table-cell table:style-name="ce37" office:value-type="float" office:value="2850" calcext:value-type="float">
            <text:p><text:s text:c="3"/>2,850</text:p>
          </table:table-cell>
          <table:table-cell table:style-name="ce37" office:value-type="float" office:value="1849" calcext:value-type="float">
            <text:p><text:s text:c="3"/>1,849</text:p>
          </table:table-cell>
          <table:table-cell table:style-name="ce37" office:value-type="float" office:value="1232" calcext:value-type="float">
            <text:p><text:s text:c="3"/>1,232</text:p>
          </table:table-cell>
          <table:table-cell table:style-name="ce37" office:value-type="float" office:value="1860" calcext:value-type="float">
            <text:p><text:s text:c="3"/>1,860</text:p>
          </table:table-cell>
          <table:table-cell table:style-name="ce37" office:value-type="float" office:value="5978" calcext:value-type="float">
            <text:p><text:s text:c="3"/>5,978</text:p>
          </table:table-cell>
          <table:table-cell table:style-name="ce37" office:value-type="float" office:value="209" calcext:value-type="float">
            <text:p><text:s text:c="3"/>209</text:p>
          </table:table-cell>
          <table:table-cell table:style-name="ce39" office:value-type="float" office:value="0" calcext:value-type="float">
            <text:p>-</text:p>
          </table:table-cell>
          <table:table-cell table:style-name="ce37" office:value-type="float" office:value="3711" calcext:value-type="float">
            <text:p><text:s text:c="3"/>3,711</text:p>
          </table:table-cell>
          <table:table-cell table:style-name="ce37" office:value-type="float" office:value="24283" calcext:value-type="float">
            <text:p><text:s text:c="3"/>24,283</text:p>
          </table:table-cell>
          <table:table-cell table:style-name="ce37" office:value-type="float" office:value="1313" calcext:value-type="float">
            <text:p><text:s text:c="3"/>1,31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50250" calcext:value-type="float">
            <text:p><text:s text:c="3"/>50,250</text:p>
          </table:table-cell>
          <table:table-cell table:style-name="ce37" office:value-type="float" office:value="3322" calcext:value-type="float">
            <text:p><text:s text:c="3"/>3,322</text:p>
          </table:table-cell>
          <table:table-cell table:style-name="ce37" office:value-type="float" office:value="4094" calcext:value-type="float">
            <text:p><text:s text:c="3"/>4,094</text:p>
          </table:table-cell>
          <table:table-cell table:style-name="ce37" office:value-type="float" office:value="3808" calcext:value-type="float">
            <text:p><text:s text:c="3"/>3,808</text:p>
          </table:table-cell>
          <table:table-cell table:style-name="ce37" office:value-type="float" office:value="2470" calcext:value-type="float">
            <text:p><text:s text:c="3"/>2,470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1667" calcext:value-type="float">
            <text:p><text:s text:c="3"/>1,667</text:p>
          </table:table-cell>
          <table:table-cell table:style-name="ce37" office:value-type="float" office:value="5249" calcext:value-type="float">
            <text:p><text:s text:c="3"/>5,249</text:p>
          </table:table-cell>
          <table:table-cell table:style-name="ce37" office:value-type="float" office:value="496" calcext:value-type="float">
            <text:p><text:s text:c="3"/>496</text:p>
          </table:table-cell>
          <table:table-cell table:style-name="ce39" office:value-type="float" office:value="0" calcext:value-type="float">
            <text:p>-</text:p>
          </table:table-cell>
          <table:table-cell table:style-name="ce37" office:value-type="float" office:value="3711" calcext:value-type="float">
            <text:p><text:s text:c="3"/>3,711</text:p>
          </table:table-cell>
          <table:table-cell table:style-name="ce37" office:value-type="float" office:value="24283" calcext:value-type="float">
            <text:p><text:s text:c="3"/>24,28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8" office:value-type="float" office:value="852" calcext:value-type="float">
            <text:p>852</text:p>
          </table:table-cell>
          <table:table-cell table:style-name="ce66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22542" calcext:value-type="float">
            <text:p><text:s text:c="3"/>22,542</text:p>
          </table:table-cell>
          <table:table-cell table:style-name="ce37" office:value-type="float" office:value="1328" calcext:value-type="float">
            <text:p><text:s text:c="3"/>1,328</text:p>
          </table:table-cell>
          <table:table-cell table:style-name="ce37" office:value-type="float" office:value="2286" calcext:value-type="float">
            <text:p><text:s text:c="3"/>2,286</text:p>
          </table:table-cell>
          <table:table-cell table:style-name="ce37" office:value-type="float" office:value="1346" calcext:value-type="float">
            <text:p><text:s text:c="3"/>1,346</text:p>
          </table:table-cell>
          <table:table-cell table:style-name="ce37" office:value-type="float" office:value="813" calcext:value-type="float">
            <text:p><text:s text:c="3"/>813</text:p>
          </table:table-cell>
          <table:table-cell table:style-name="ce37" office:value-type="float" office:value="543" calcext:value-type="float">
            <text:p><text:s text:c="3"/>543</text:p>
          </table:table-cell>
          <table:table-cell table:style-name="ce37" office:value-type="float" office:value="884" calcext:value-type="float">
            <text:p><text:s text:c="3"/>884</text:p>
          </table:table-cell>
          <table:table-cell table:style-name="ce37" office:value-type="float" office:value="2642" calcext:value-type="float">
            <text:p><text:s text:c="3"/>2,642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1636" calcext:value-type="float">
            <text:p><text:s text:c="3"/>1,636</text:p>
          </table:table-cell>
          <table:table-cell table:style-name="ce37" office:value-type="float" office:value="10656" calcext:value-type="float">
            <text:p><text:s text:c="3"/>10,656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2460" calcext:value-type="float">
            <text:p><text:s text:c="3"/>22,460</text:p>
          </table:table-cell>
          <table:table-cell table:style-name="ce37" office:value-type="float" office:value="1516" calcext:value-type="float">
            <text:p><text:s text:c="3"/>1,516</text:p>
          </table:table-cell>
          <table:table-cell table:style-name="ce37" office:value-type="float" office:value="1831" calcext:value-type="float">
            <text:p><text:s text:c="3"/>1,831</text:p>
          </table:table-cell>
          <table:table-cell table:style-name="ce37" office:value-type="float" office:value="1712" calcext:value-type="float">
            <text:p><text:s text:c="3"/>1,71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777" calcext:value-type="float">
            <text:p><text:s text:c="3"/>777</text:p>
          </table:table-cell>
          <table:table-cell table:style-name="ce37" office:value-type="float" office:value="2467" calcext:value-type="float">
            <text:p><text:s text:c="3"/>2,467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1636" calcext:value-type="float">
            <text:p><text:s text:c="3"/>1,636</text:p>
          </table:table-cell>
          <table:table-cell table:style-name="ce37" office:value-type="float" office:value="10656" calcext:value-type="float">
            <text:p><text:s text:c="3"/>10,65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9" office:value-type="float" office:value="82" calcext:value-type="float">
            <text:p>82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38" office:value-type="float" office:value="28560" calcext:value-type="float">
            <text:p><text:s text:c="3"/>28,560</text:p>
          </table:table-cell>
          <table:table-cell table:style-name="ce38" office:value-type="float" office:value="1565" calcext:value-type="float">
            <text:p><text:s text:c="3"/>1,565</text:p>
          </table:table-cell>
          <table:table-cell table:style-name="ce38" office:value-type="float" office:value="2618" calcext:value-type="float">
            <text:p><text:s text:c="3"/>2,618</text:p>
          </table:table-cell>
          <table:table-cell table:style-name="ce38" office:value-type="float" office:value="1504" calcext:value-type="float">
            <text:p><text:s text:c="3"/>1,504</text:p>
          </table:table-cell>
          <table:table-cell table:style-name="ce38" office:value-type="float" office:value="1036" calcext:value-type="float">
            <text:p><text:s text:c="3"/>1,036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976" calcext:value-type="float">
            <text:p><text:s text:c="3"/>976</text:p>
          </table:table-cell>
          <table:table-cell table:style-name="ce38" office:value-type="float" office:value="3336" calcext:value-type="float">
            <text:p><text:s text:c="3"/>3,33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41" office:value-type="float" office:value="0" calcext:value-type="float">
            <text:p>-</text:p>
          </table:table-cell>
          <table:table-cell table:style-name="ce38" office:value-type="float" office:value="2075" calcext:value-type="float">
            <text:p><text:s text:c="3"/>2,075</text:p>
          </table:table-cell>
          <table:table-cell table:style-name="ce38" office:value-type="float" office:value="13627" calcext:value-type="float">
            <text:p><text:s text:c="3"/>13,627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7790" calcext:value-type="float">
            <text:p><text:s text:c="3"/>27,790</text:p>
          </table:table-cell>
          <table:table-cell table:style-name="ce38" office:value-type="float" office:value="1806" calcext:value-type="float">
            <text:p><text:s text:c="3"/>1,806</text:p>
          </table:table-cell>
          <table:table-cell table:style-name="ce38" office:value-type="float" office:value="2263" calcext:value-type="float">
            <text:p><text:s text:c="3"/>2,263</text:p>
          </table:table-cell>
          <table:table-cell table:style-name="ce38" office:value-type="float" office:value="2096" calcext:value-type="float">
            <text:p><text:s text:c="3"/>2,096</text:p>
          </table:table-cell>
          <table:table-cell table:style-name="ce38" office:value-type="float" office:value="1391" calcext:value-type="float">
            <text:p><text:s text:c="3"/>1,391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890" calcext:value-type="float">
            <text:p><text:s text:c="3"/>890</text:p>
          </table:table-cell>
          <table:table-cell table:style-name="ce38" office:value-type="float" office:value="2782" calcext:value-type="float">
            <text:p><text:s text:c="3"/>2,782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41" office:value-type="float" office:value="0" calcext:value-type="float">
            <text:p>-</text:p>
          </table:table-cell>
          <table:table-cell table:style-name="ce38" office:value-type="float" office:value="2075" calcext:value-type="float">
            <text:p><text:s text:c="3"/>2,075</text:p>
          </table:table-cell>
          <table:table-cell table:style-name="ce38" office:value-type="float" office:value="13627" calcext:value-type="float">
            <text:p><text:s text:c="3"/>13,62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59" office:value-type="float" office:value="770" calcext:value-type="float">
            <text:p>770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8524" calcext:value-type="float">
            <text:p>8,524</text:p>
          </table:table-cell>
          <table:table-cell table:style-name="ce39" office:value-type="float" office:value="579" calcext:value-type="float">
            <text:p>57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41" calcext:value-type="float">
            <text:p>1,641</text:p>
          </table:table-cell>
          <table:table-cell table:style-name="ce39" office:value-type="float" office:value="258" calcext:value-type="float">
            <text:p>258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1769" calcext:value-type="float">
            <text:p>1,769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91" calcext:value-type="float">
            <text:p>3,591</text:p>
          </table:table-cell>
          <table:table-cell table:style-name="ce39" office:value-type="float" office:value="257" calcext:value-type="float">
            <text:p>25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215" calcext:value-type="float">
            <text:p>9,215</text:p>
          </table:table-cell>
          <table:table-cell table:style-name="ce39" office:value-type="float" office:value="711" calcext:value-type="float">
            <text:p>7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146" calcext:value-type="float">
            <text:p>2,146</text:p>
          </table:table-cell>
          <table:table-cell table:style-name="ce39" office:value-type="float" office:value="285" calcext:value-type="float">
            <text:p>285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2006" calcext:value-type="float">
            <text:p>2,006</text:p>
          </table:table-cell>
          <table:table-cell table:style-name="ce39" office:value-type="float" office:value="149" calcext:value-type="float">
            <text:p>14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91" calcext:value-type="float">
            <text:p>3,59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58" office:value-type="float" office:value="-691" calcext:value-type="float">
            <text:p><text:s/>－691</text:p>
          </table:table-cell>
          <table:table-cell table:style-name="ce66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712" calcext:value-type="float">
            <text:p>3,712</text:p>
          </table:table-cell>
          <table:table-cell table:style-name="ce40" office:value-type="float" office:value="268" calcext:value-type="float">
            <text:p>26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65" calcext:value-type="float">
            <text:p>765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751" calcext:value-type="float">
            <text:p>751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547" calcext:value-type="float">
            <text:p>1,547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77" calcext:value-type="float">
            <text:p>4,177</text:p>
          </table:table-cell>
          <table:table-cell table:style-name="ce40" office:value-type="float" office:value="336" calcext:value-type="float">
            <text:p>3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79" calcext:value-type="float">
            <text:p>979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950" calcext:value-type="float">
            <text:p>950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547" calcext:value-type="float">
            <text:p>1,54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59" office:value-type="float" office:value="-465" calcext:value-type="float">
            <text:p><text:s/>－465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41" office:value-type="float" office:value="4812" calcext:value-type="float">
            <text:p>4,812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6" calcext:value-type="float">
            <text:p>876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1018" calcext:value-type="float">
            <text:p>1,018</text:p>
          </table:table-cell>
          <table:table-cell table:style-name="ce41" office:value-type="float" office:value="22" calcext:value-type="float">
            <text:p>2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044" calcext:value-type="float">
            <text:p>2,044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038" calcext:value-type="float">
            <text:p>5,038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67" calcext:value-type="float">
            <text:p>1,167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75" calcext:value-type="float">
            <text:p>7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044" calcext:value-type="float">
            <text:p>2,0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59" office:value-type="float" office:value="-226" calcext:value-type="float">
            <text:p><text:s/>－226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7754" calcext:value-type="float">
            <text:p>7,754</text:p>
          </table:table-cell>
          <table:table-cell table:style-name="ce39" office:value-type="float" office:value="1033" calcext:value-type="float">
            <text:p>1,033</text:p>
          </table:table-cell>
          <table:table-cell table:style-name="ce39" office:value-type="float" office:value="2146" calcext:value-type="float">
            <text:p>2,14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1098" calcext:value-type="float">
            <text:p>1,098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678" calcext:value-type="float">
            <text:p>2,678</text:p>
          </table:table-cell>
          <table:table-cell table:style-name="ce39" office:value-type="float" office:value="232" calcext:value-type="float">
            <text:p>23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668" calcext:value-type="float">
            <text:p>6,668</text:p>
          </table:table-cell>
          <table:table-cell table:style-name="ce39" office:value-type="float" office:value="1128" calcext:value-type="float">
            <text:p>1,128</text:p>
          </table:table-cell>
          <table:table-cell table:style-name="ce39" office:value-type="float" office:value="1641" calcext:value-type="float">
            <text:p>1,64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823" calcext:value-type="float">
            <text:p>823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678" calcext:value-type="float">
            <text:p>2,67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" calcext:value-type="float">
            <text:p>2</text:p>
          </table:table-cell>
          <table:table-cell table:style-name="ce58" office:value-type="float" office:value="1086" calcext:value-type="float">
            <text:p>1,086</text:p>
          </table:table-cell>
          <table:table-cell table:style-name="ce66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467" calcext:value-type="float">
            <text:p>3,467</text:p>
          </table:table-cell>
          <table:table-cell table:style-name="ce40" office:value-type="float" office:value="466" calcext:value-type="float">
            <text:p>466</text:p>
          </table:table-cell>
          <table:table-cell table:style-name="ce40" office:value-type="float" office:value="979" calcext:value-type="float">
            <text:p>97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503" calcext:value-type="float">
            <text:p>503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192" calcext:value-type="float">
            <text:p>1,192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056" calcext:value-type="float">
            <text:p>3,056</text:p>
          </table:table-cell>
          <table:table-cell table:style-name="ce40" office:value-type="float" office:value="515" calcext:value-type="float">
            <text:p>515</text:p>
          </table:table-cell>
          <table:table-cell table:style-name="ce40" office:value-type="float" office:value="765" calcext:value-type="float">
            <text:p>76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192" calcext:value-type="float">
            <text:p>1,19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59" office:value-type="float" office:value="411" calcext:value-type="float">
            <text:p>411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4287" calcext:value-type="float">
            <text:p>4,287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1167" calcext:value-type="float">
            <text:p>1,1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486" calcext:value-type="float">
            <text:p>1,486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12" calcext:value-type="float">
            <text:p>3,612</text:p>
          </table:table-cell>
          <table:table-cell table:style-name="ce41" office:value-type="float" office:value="613" calcext:value-type="float">
            <text:p>613</text:p>
          </table:table-cell>
          <table:table-cell table:style-name="ce41" office:value-type="float" office:value="876" calcext:value-type="float">
            <text:p>8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28" calcext:value-type="float">
            <text:p>428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486" calcext:value-type="float">
            <text:p>1,48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59" office:value-type="float" office:value="675" calcext:value-type="float">
            <text:p>675</text:p>
          </table:table-cell>
          <table:table-cell table:style-name="ce66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7019" calcext:value-type="float">
            <text:p>7,019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85" calcext:value-type="float">
            <text:p>285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1630" calcext:value-type="float">
            <text:p>1,63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136" calcext:value-type="float">
            <text:p>4,136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313" calcext:value-type="float">
            <text:p>6,313</text:p>
          </table:table-cell>
          <table:table-cell table:style-name="ce39" office:value-type="float" office:value="321" calcext:value-type="float">
            <text:p>321</text:p>
          </table:table-cell>
          <table:table-cell table:style-name="ce39" office:value-type="float" office:value="258" calcext:value-type="float">
            <text:p>258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1108" calcext:value-type="float">
            <text:p>1,108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136" calcext:value-type="float">
            <text:p>4,13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" calcext:value-type="float">
            <text:p>7</text:p>
          </table:table-cell>
          <table:table-cell table:style-name="ce58" office:value-type="float" office:value="706" calcext:value-type="float">
            <text:p>706</text:p>
          </table:table-cell>
          <table:table-cell table:style-name="ce66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3010" calcext:value-type="float">
            <text:p>3,010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704" calcext:value-type="float">
            <text:p>704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771" calcext:value-type="float">
            <text:p>1,771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739" calcext:value-type="float">
            <text:p>2,739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488" calcext:value-type="float">
            <text:p>488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771" calcext:value-type="float">
            <text:p>1,77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59" office:value-type="float" office:value="271" calcext:value-type="float">
            <text:p>271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4009" calcext:value-type="float">
            <text:p>4,009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926" calcext:value-type="float">
            <text:p>926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365" calcext:value-type="float">
            <text:p>2,365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574" calcext:value-type="float">
            <text:p>3,574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620" calcext:value-type="float">
            <text:p>620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365" calcext:value-type="float">
            <text:p>2,3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59" office:value-type="float" office:value="435" calcext:value-type="float">
            <text:p>435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3655" calcext:value-type="float">
            <text:p>3,655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449" calcext:value-type="float">
            <text:p>449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376" calcext:value-type="float">
            <text:p>2,376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717" calcext:value-type="float">
            <text:p>3,717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3" calcext:value-type="float">
            <text:p>333</text:p>
          </table:table-cell>
          <table:table-cell table:style-name="ce39" office:value-type="float" office:value="440" calcext:value-type="float">
            <text:p>440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376" calcext:value-type="float">
            <text:p>2,37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8" office:value-type="float" office:value="-62" calcext:value-type="float">
            <text:p><text:s/>－62</text:p>
          </table:table-cell>
          <table:table-cell table:style-name="ce66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1653" calcext:value-type="float">
            <text:p>1,65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089" calcext:value-type="float">
            <text:p>1,089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79" calcext:value-type="float">
            <text:p>1,679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089" calcext:value-type="float">
            <text:p>1,08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59" office:value-type="float" office:value="-26" calcext:value-type="float">
            <text:p><text:s/>－26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2002" calcext:value-type="float">
            <text:p>2,002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38" calcext:value-type="float">
            <text:p>2,03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9" office:value-type="float" office:value="-36" calcext:value-type="float">
            <text:p><text:s/>－36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5986" calcext:value-type="float">
            <text:p>5,986</text:p>
          </table:table-cell>
          <table:table-cell table:style-name="ce39" office:value-type="float" office:value="271" calcext:value-type="float">
            <text:p>271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333" calcext:value-type="float">
            <text:p>33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62" calcext:value-type="float">
            <text:p>862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31" calcext:value-type="float">
            <text:p>3,931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085" calcext:value-type="float">
            <text:p>6,085</text:p>
          </table:table-cell>
          <table:table-cell table:style-name="ce39" office:value-type="float" office:value="293" calcext:value-type="float">
            <text:p>293</text:p>
          </table:table-cell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00" calcext:value-type="float">
            <text:p>800</text:p>
          </table:table-cell>
          <table:table-cell table:style-name="ce39" office:value-type="float" office:value="65" calcext:value-type="float">
            <text:p>6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31" calcext:value-type="float">
            <text:p>3,93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58" office:value-type="float" office:value="-99" calcext:value-type="float">
            <text:p><text:s/>－99</text:p>
          </table:table-cell>
          <table:table-cell table:style-name="ce66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2642" calcext:value-type="float">
            <text:p>2,642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0" calcext:value-type="float">
            <text:p>410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734" calcext:value-type="float">
            <text:p>1,734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749" calcext:value-type="float">
            <text:p>2,749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734" calcext:value-type="float">
            <text:p>1,73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59" office:value-type="float" office:value="-107" calcext:value-type="float">
            <text:p><text:s/>－107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31" office:value-type="string" calcext:value-type="string">
            <text:p>女</text:p>
          </table:table-cell>
          <table:table-cell table:style-name="ce41" office:value-type="float" office:value="3344" calcext:value-type="float">
            <text:p>3,344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2" calcext:value-type="float">
            <text:p>452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197" calcext:value-type="float">
            <text:p>2,197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36" calcext:value-type="float">
            <text:p>3,336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26" calcext:value-type="float">
            <text:p>2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197" calcext:value-type="float">
            <text:p>2,19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59" office:value-type="float" office:value="8" calcext:value-type="float">
            <text:p>8</text:p>
          </table:table-cell>
          <table:table-cell table:style-name="ce66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17562" calcext:value-type="float">
            <text:p>17,562</text:p>
          </table:table-cell>
          <table:table-cell table:style-name="ce39" office:value-type="float" office:value="623" calcext:value-type="float">
            <text:p>623</text:p>
          </table:table-cell>
          <table:table-cell table:style-name="ce39" office:value-type="float" office:value="2006" calcext:value-type="float">
            <text:p>2,006</text:p>
          </table:table-cell>
          <table:table-cell table:style-name="ce39" office:value-type="float" office:value="823" calcext:value-type="float">
            <text:p>823</text:p>
          </table:table-cell>
          <table:table-cell table:style-name="ce39" office:value-type="float" office:value="1108" calcext:value-type="float">
            <text:p>1,108</text:p>
          </table:table-cell>
          <table:table-cell table:style-name="ce39" office:value-type="float" office:value="440" calcext:value-type="float">
            <text:p>440</text:p>
          </table:table-cell>
          <table:table-cell table:style-name="ce39" office:value-type="float" office:value="800" calcext:value-type="float">
            <text:p>80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708" calcext:value-type="float">
            <text:p>3,708</text:p>
          </table:table-cell>
          <table:table-cell table:style-name="ce39" office:value-type="float" office:value="7489" calcext:value-type="float">
            <text:p>7,489</text:p>
          </table:table-cell>
          <table:table-cell table:style-name="ce39" office:value-type="float" office:value="486" calcext:value-type="float">
            <text:p>48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7954" calcext:value-type="float">
            <text:p>17,954</text:p>
          </table:table-cell>
          <table:table-cell table:style-name="ce39" office:value-type="float" office:value="759" calcext:value-type="float">
            <text:p>759</text:p>
          </table:table-cell>
          <table:table-cell table:style-name="ce39" office:value-type="float" office:value="1769" calcext:value-type="float">
            <text:p>1,769</text:p>
          </table:table-cell>
          <table:table-cell table:style-name="ce39" office:value-type="float" office:value="1098" calcext:value-type="float">
            <text:p>1,098</text:p>
          </table:table-cell>
          <table:table-cell table:style-name="ce39" office:value-type="float" office:value="1630" calcext:value-type="float">
            <text:p>1,630</text:p>
          </table:table-cell>
          <table:table-cell table:style-name="ce39" office:value-type="float" office:value="449" calcext:value-type="float">
            <text:p>449</text:p>
          </table:table-cell>
          <table:table-cell table:style-name="ce39" office:value-type="float" office:value="862" calcext:value-type="float">
            <text:p>86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708" calcext:value-type="float">
            <text:p>3,708</text:p>
          </table:table-cell>
          <table:table-cell table:style-name="ce39" office:value-type="float" office:value="7489" calcext:value-type="float">
            <text:p>7,489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3" calcext:value-type="float">
            <text:p>13</text:p>
          </table:table-cell>
          <table:table-cell table:style-name="ce58" office:value-type="float" office:value="-392" calcext:value-type="float">
            <text:p><text:s/>－392</text:p>
          </table:table-cell>
          <table:table-cell table:style-name="ce66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7754" calcext:value-type="float">
            <text:p>7,754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950" calcext:value-type="float">
            <text:p>950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488" calcext:value-type="float">
            <text:p>488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33" calcext:value-type="float">
            <text:p>1,633</text:p>
          </table:table-cell>
          <table:table-cell table:style-name="ce40" office:value-type="float" office:value="3286" calcext:value-type="float">
            <text:p>3,286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903" calcext:value-type="float">
            <text:p>7,903</text:p>
          </table:table-cell>
          <table:table-cell table:style-name="ce40" office:value-type="float" office:value="335" calcext:value-type="float">
            <text:p>335</text:p>
          </table:table-cell>
          <table:table-cell table:style-name="ce40" office:value-type="float" office:value="751" calcext:value-type="float">
            <text:p>751</text:p>
          </table:table-cell>
          <table:table-cell table:style-name="ce40" office:value-type="float" office:value="503" calcext:value-type="float">
            <text:p>503</text:p>
          </table:table-cell>
          <table:table-cell table:style-name="ce40" office:value-type="float" office:value="704" calcext:value-type="float">
            <text:p>704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410" calcext:value-type="float">
            <text:p>4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33" calcext:value-type="float">
            <text:p>1,633</text:p>
          </table:table-cell>
          <table:table-cell table:style-name="ce40" office:value-type="float" office:value="3286" calcext:value-type="float">
            <text:p>3,28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59" office:value-type="float" office:value="-149" calcext:value-type="float">
            <text:p><text:s/>－149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9808" calcext:value-type="float">
            <text:p>9,808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428" calcext:value-type="float">
            <text:p>428</text:p>
          </table:table-cell>
          <table:table-cell table:style-name="ce41" office:value-type="float" office:value="620" calcext:value-type="float">
            <text:p>620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75" calcext:value-type="float">
            <text:p>2,075</text:p>
          </table:table-cell>
          <table:table-cell table:style-name="ce41" office:value-type="float" office:value="4203" calcext:value-type="float">
            <text:p>4,203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051" calcext:value-type="float">
            <text:p>10,051</text:p>
          </table:table-cell>
          <table:table-cell table:style-name="ce41" office:value-type="float" office:value="424" calcext:value-type="float">
            <text:p>424</text:p>
          </table:table-cell>
          <table:table-cell table:style-name="ce41" office:value-type="float" office:value="1018" calcext:value-type="float">
            <text:p>1,018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926" calcext:value-type="float">
            <text:p>926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452" calcext:value-type="float">
            <text:p>4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75" calcext:value-type="float">
            <text:p>2,075</text:p>
          </table:table-cell>
          <table:table-cell table:style-name="ce41" office:value-type="float" office:value="4203" calcext:value-type="float">
            <text:p>4,20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8" calcext:value-type="float">
            <text:p>8</text:p>
          </table:table-cell>
          <table:table-cell table:style-name="ce59" office:value-type="float" office:value="-243" calcext:value-type="float">
            <text:p><text:s/>－243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006" calcext:value-type="float">
            <text:p>1,00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7" calcext:value-type="float">
            <text:p>94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544" calcext:value-type="float">
            <text:p>54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59" calcext:value-type="float">
            <text:p>59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52" calcext:value-type="float">
            <text:p>45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32" calcext:value-type="float">
            <text:p>23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32" calcext:value-type="float">
            <text:p>23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29" calcext:value-type="float">
            <text:p>29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554" calcext:value-type="float">
            <text:p>55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312" calcext:value-type="float">
            <text:p>31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24" calcext:value-type="float">
            <text:p>524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312" calcext:value-type="float">
            <text:p>31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30" calcext:value-type="float">
            <text:p>30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5042" calcext:value-type="float">
            <text:p>5,042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827" calcext:value-type="float">
            <text:p>827</text:p>
          </table:table-cell>
          <table:table-cell table:style-name="ce42" office:value-type="float" office:value="281" calcext:value-type="float">
            <text:p>281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6" calcext:value-type="float">
            <text:p>756</text:p>
          </table:table-cell>
          <table:table-cell table:style-name="ce42" office:value-type="float" office:value="2455" calcext:value-type="float">
            <text:p>2,455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67" calcext:value-type="float">
            <text:p>4,667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626" calcext:value-type="float">
            <text:p>626</text:p>
          </table:table-cell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1" calcext:value-type="float">
            <text:p>621</text:p>
          </table:table-cell>
          <table:table-cell table:style-name="ce42" office:value-type="float" office:value="2455" calcext:value-type="float">
            <text:p>2,45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60" office:value-type="float" office:value="375" calcext:value-type="float">
            <text:p>375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2261" calcext:value-type="float">
            <text:p>2,261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1105" calcext:value-type="float">
            <text:p>1,10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53" calcext:value-type="float">
            <text:p>2,053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242" calcext:value-type="float">
            <text:p>242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1105" calcext:value-type="float">
            <text:p>1,10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1" office:value-type="float" office:value="208" calcext:value-type="float">
            <text:p>208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2781" calcext:value-type="float">
            <text:p>2,781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451" calcext:value-type="float">
            <text:p>451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15" calcext:value-type="float">
            <text:p>415</text:p>
          </table:table-cell>
          <table:table-cell table:style-name="ce44" office:value-type="float" office:value="1350" calcext:value-type="float">
            <text:p>1,350</text:p>
          </table:table-cell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14" calcext:value-type="float">
            <text:p>2,614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384" calcext:value-type="float">
            <text:p>384</text:p>
          </table:table-cell>
          <table:table-cell table:style-name="ce44" office:value-type="float" office:value="199" calcext:value-type="float">
            <text:p>199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31" calcext:value-type="float">
            <text:p>331</text:p>
          </table:table-cell>
          <table:table-cell table:style-name="ce44" office:value-type="float" office:value="1350" calcext:value-type="float">
            <text:p>1,35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61" office:value-type="float" office:value="167" calcext:value-type="float">
            <text:p>167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178" calcext:value-type="float">
            <text:p>1,17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7" calcext:value-type="float">
            <text:p>467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90" calcext:value-type="float">
            <text:p>99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370" calcext:value-type="float">
            <text:p>37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188" calcext:value-type="float">
            <text:p>188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11" calcext:value-type="float">
            <text:p>51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9" calcext:value-type="float">
            <text:p>43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159" calcext:value-type="float">
            <text:p>15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72" calcext:value-type="float">
            <text:p>72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667" calcext:value-type="float">
            <text:p>66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11" calcext:value-type="float">
            <text:p>21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51" calcext:value-type="float">
            <text:p>55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office:value-type="float" office:value="211" calcext:value-type="float">
            <text:p>21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116" calcext:value-type="float">
            <text:p>116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852" calcext:value-type="float">
            <text:p>85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6" calcext:value-type="float">
            <text:p>91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315" calcext:value-type="float">
            <text:p>3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64" calcext:value-type="float">
            <text:p><text:s/>－64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343" calcext:value-type="float">
            <text:p>34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8" calcext:value-type="float">
            <text:p>58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7" calcext:value-type="float">
            <text:p>38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44" calcext:value-type="float">
            <text:p><text:s/>－44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509" calcext:value-type="float">
            <text:p>50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187" calcext:value-type="float">
            <text:p>187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29" calcext:value-type="float">
            <text:p>52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87" calcext:value-type="float">
            <text:p>18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-20" calcext:value-type="float">
            <text:p><text:s/>－20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811" calcext:value-type="float">
            <text:p>1,811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964" calcext:value-type="float">
            <text:p>964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82" calcext:value-type="float">
            <text:p>2,082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964" calcext:value-type="float">
            <text:p>96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0" office:value-type="float" office:value="-271" calcext:value-type="float">
            <text:p><text:s/>－271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44" calcext:value-type="float">
            <text:p>74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1" calcext:value-type="float">
            <text:p>82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398" calcext:value-type="float">
            <text:p>39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77" calcext:value-type="float">
            <text:p><text:s/>－77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067" calcext:value-type="float">
            <text:p>1,06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566" calcext:value-type="float">
            <text:p>566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61" calcext:value-type="float">
            <text:p>1,261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280" calcext:value-type="float">
            <text:p>28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3" calcext:value-type="float">
            <text:p>203</text:p>
          </table:table-cell>
          <table:table-cell table:style-name="ce44" office:value-type="float" office:value="566" calcext:value-type="float">
            <text:p>56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1" office:value-type="float" office:value="-194" calcext:value-type="float">
            <text:p><text:s/>－194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688" calcext:value-type="float">
            <text:p>68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4" calcext:value-type="float">
            <text:p>77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202" calcext:value-type="float">
            <text:p>20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86" calcext:value-type="float">
            <text:p><text:s/>－86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91" calcext:value-type="float">
            <text:p>9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15" calcext:value-type="float">
            <text:p><text:s/>－15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378" calcext:value-type="float">
            <text:p>378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49" calcext:value-type="float">
            <text:p>449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37" calcext:value-type="float">
            <text:p>137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11" calcext:value-type="float">
            <text:p>11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-71" calcext:value-type="float">
            <text:p><text:s/>－71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72" calcext:value-type="float">
            <text:p>97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384" calcext:value-type="float">
            <text:p>38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04" calcext:value-type="float">
            <text:p>1,40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01" calcext:value-type="float">
            <text:p>201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384" calcext:value-type="float">
            <text:p>3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-432" calcext:value-type="float">
            <text:p><text:s/>－432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10" calcext:value-type="float">
            <text:p>41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9" calcext:value-type="float">
            <text:p>65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175" calcext:value-type="float">
            <text:p>17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249" calcext:value-type="float">
            <text:p><text:s/>－249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562" calcext:value-type="float">
            <text:p>56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209" calcext:value-type="float">
            <text:p>209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45" calcext:value-type="float">
            <text:p>745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209" calcext:value-type="float">
            <text:p>20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2" office:value-type="float" office:value="-183" calcext:value-type="float">
            <text:p><text:s/>－183</text:p>
          </table:table-cell>
          <table:table-cell table:style-name="ce66" table:number-columns-repeated="993"/>
        </table:table-row>
        <table:table-row table:style-name="ro6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739" calcext:value-type="float">
            <text:p>73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9" calcext:value-type="float">
            <text:p>319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84" calcext:value-type="float">
            <text:p>78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60" office:value-type="float" office:value="-45" calcext:value-type="float">
            <text:p><text:s/>－45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327" calcext:value-type="float">
            <text:p>32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1" office:value-type="float" office:value="-22" calcext:value-type="float">
            <text:p><text:s/>－22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412" calcext:value-type="float">
            <text:p>41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8" calcext:value-type="float">
            <text:p>178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35" calcext:value-type="float">
            <text:p>435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float" office:value="-23" calcext:value-type="float">
            <text:p><text:s/>－23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250" calcext:value-type="float">
            <text:p>1,25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93" calcext:value-type="float">
            <text:p>1,39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535" calcext:value-type="float">
            <text:p>535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60" office:value-type="float" office:value="-143" calcext:value-type="float">
            <text:p><text:s/>－143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52" calcext:value-type="float">
            <text:p>55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4" calcext:value-type="float">
            <text:p>60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1" office:value-type="float" office:value="-52" calcext:value-type="float">
            <text:p><text:s/>－52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698" calcext:value-type="float">
            <text:p>698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44" calcext:value-type="float">
            <text:p>14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308" calcext:value-type="float">
            <text:p>308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89" calcext:value-type="float">
            <text:p>789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98" calcext:value-type="float">
            <text:p>19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308" calcext:value-type="float">
            <text:p>3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61" office:value-type="float" office:value="-91" calcext:value-type="float">
            <text:p><text:s/>－91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419" calcext:value-type="float">
            <text:p>41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-25" calcext:value-type="float">
            <text:p><text:s/>－25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84" calcext:value-type="float">
            <text:p>18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53" calcext:value-type="float">
            <text:p>5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17" calcext:value-type="float">
            <text:p>21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1" office:value-type="float" office:value="-33" calcext:value-type="float">
            <text:p><text:s/>－33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235" calcext:value-type="float">
            <text:p>23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27" calcext:value-type="float">
            <text:p>22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54" calcext:value-type="float">
            <text:p>5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8" calcext:value-type="float">
            <text:p>8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06" calcext:value-type="float">
            <text:p>90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479" calcext:value-type="float">
            <text:p>47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8" calcext:value-type="float">
            <text:p>83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479" calcext:value-type="float">
            <text:p>47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68" calcext:value-type="float">
            <text:p>68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12" calcext:value-type="float">
            <text:p>41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2" calcext:value-type="float">
            <text:p>37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213" calcext:value-type="float">
            <text:p>21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40" calcext:value-type="float">
            <text:p>40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494" calcext:value-type="float">
            <text:p>49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266" calcext:value-type="float">
            <text:p>26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66" calcext:value-type="float">
            <text:p>46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266" calcext:value-type="float">
            <text:p>26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28" calcext:value-type="float">
            <text:p>28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5" calcext:value-type="float">
            <text:p>7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9" calcext:value-type="float">
            <text:p>4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58" calcext:value-type="float">
            <text:p>58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1" calcext:value-type="float">
            <text:p>5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26" calcext:value-type="float">
            <text:p>26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32" calcext:value-type="float">
            <text:p>32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884" calcext:value-type="float">
            <text:p>88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429" calcext:value-type="float">
            <text:p>42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64" calcext:value-type="float">
            <text:p>96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429" calcext:value-type="float">
            <text:p>4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-80" calcext:value-type="float">
            <text:p><text:s/>－80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02" calcext:value-type="float">
            <text:p>40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21" calcext:value-type="float">
            <text:p>42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94" calcext:value-type="float">
            <text:p>19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19" calcext:value-type="float">
            <text:p><text:s/>－19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482" calcext:value-type="float">
            <text:p>482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235" calcext:value-type="float">
            <text:p>235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43" calcext:value-type="float">
            <text:p>54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235" calcext:value-type="float">
            <text:p>23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1" office:value-type="float" office:value="-61" calcext:value-type="float">
            <text:p><text:s/>－61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73" calcext:value-type="float">
            <text:p>97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97" calcext:value-type="float">
            <text:p>997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-24" calcext:value-type="float">
            <text:p><text:s/>－24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28" calcext:value-type="float">
            <text:p>42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8" calcext:value-type="float">
            <text:p>45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1" office:value-type="float" office:value="-30" calcext:value-type="float">
            <text:p><text:s/>－30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545" calcext:value-type="float">
            <text:p>54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number-columns-repeated="2" table:style-name="ce44" office:value-type="float" office:value="192" calcext:value-type="float">
            <text:p>192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39" calcext:value-type="float">
            <text:p>539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4" calcext:value-type="float">
            <text:p>194</text:p>
          </table:table-cell>
          <table:table-cell table:style-name="ce44" office:value-type="float" office:value="192" calcext:value-type="float">
            <text:p>19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6" calcext:value-type="float">
            <text:p>6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566" calcext:value-type="float">
            <text:p>566</text:p>
          </table:table-cell>
          <table:table-cell table:number-columns-repeated="2" table:style-name="ce42" office:value-type="float" office:value="20" calcext:value-type="float">
            <text:p>2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6" calcext:value-type="float">
            <text:p>53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0" office:value-type="float" office:value="30" calcext:value-type="float">
            <text:p>30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3" table:style-name="ce43" office:value-type="float" office:value="9" calcext:value-type="float">
            <text:p>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55" calcext:value-type="float">
            <text:p>5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2" table:style-name="ce43" office:value-type="float" office:value="19" calcext:value-type="float">
            <text:p>1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1" office:value-type="float" office:value="17" calcext:value-type="float">
            <text:p>17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311" calcext:value-type="float">
            <text:p>3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98" calcext:value-type="float">
            <text:p>298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86" calcext:value-type="float">
            <text:p>8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13" calcext:value-type="float">
            <text:p>13</text:p>
          </table:table-cell>
          <table:table-cell table:style-name="ce66" table:number-columns-repeated="993"/>
        </table:table-row>
        <table:table-row table:style-name="ro7">
          <table:table-cell table:style-name="ce14"/>
          <table:table-cell table:style-name="ce26" office:value-type="string" calcext:value-type="string">
            <text:p>計</text:p>
          </table:table-cell>
          <table:table-cell table:style-name="ce39" office:value-type="float" office:value="602" calcext:value-type="float">
            <text:p>602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170" calcext:value-type="float">
            <text:p>17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8" calcext:value-type="float">
            <text:p>29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72" calcext:value-type="float">
            <text:p>7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2" calcext:value-type="float">
            <text:p>8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58" office:value-type="float" office:value="304" calcext:value-type="float">
            <text:p>304</text:p>
          </table:table-cell>
          <table:table-cell table:style-name="ce66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04" calcext:value-type="float">
            <text:p>30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2" table:style-name="ce40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59" office:value-type="float" office:value="147" calcext:value-type="float">
            <text:p>147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92" calcext:value-type="float">
            <text:p>9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157" calcext:value-type="float">
            <text:p>157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557" calcext:value-type="float">
            <text:p>55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149" calcext:value-type="float">
            <text:p>14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9" calcext:value-type="float">
            <text:p>4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2" calcext:value-type="float">
            <text:p>8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308" calcext:value-type="float">
            <text:p>308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62" calcext:value-type="float">
            <text:p>6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7" calcext:value-type="float">
            <text:p>3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7" calcext:value-type="float">
            <text:p>3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141" calcext:value-type="float">
            <text:p>141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290" calcext:value-type="float">
            <text:p>29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87" calcext:value-type="float">
            <text:p>8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45" calcext:value-type="float">
            <text:p>4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167" calcext:value-type="float">
            <text:p>167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60" office:value-type="float" office:value="-4" calcext:value-type="float">
            <text:p><text:s/>－4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61" office:value-type="float" office:value="6" calcext:value-type="float">
            <text:p>6</text:p>
          </table:table-cell>
          <table:table-cell table:style-name="ce66" table:number-columns-repeated="993"/>
        </table:table-row>
        <table:table-row table:style-name="ro7">
          <table:table-cell table:style-name="ce15"/>
          <table:table-cell table:style-name="ce31" office:value-type="string" calcext:value-type="string">
            <text:p>女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6" table:style-name="ce44" office:value-type="float" office:value="0" calcext:value-type="float">
            <text:p>-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6" table:style-name="ce44" office:value-type="float" office:value="0" calcext:value-type="float">
            <text:p>-</text:p>
          </table:table-cell>
          <table:table-cell table:style-name="ce61" office:value-type="float" office:value="-10" calcext:value-type="float">
            <text:p><text:s/>－10</text:p>
          </table:table-cell>
          <table:table-cell table:style-name="ce66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2" table:number-columns-repeated="4"/>
          <table:table-cell table:style-name="ce63" office:value-type="string" calcext:value-type="string">
            <text:p>內政部戶政司 民國103年12月4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64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65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02%E6%80%A7%E6%AF%94%E4%BE%8B&amp;%E4%BA%BA%E5%8F%A3%E5%AF%86%E5%BA%A6-103.11.xls'#$''.$G$5]"/>
        <table:named-expression table:name="出生" table:base-cell-address="$遷徙.$A$1" table:expression="['file:///D:/123/c62/02%E6%80%A7%E6%AF%94%E4%BE%8B&amp;%E4%BA%BA%E5%8F%A3%E5%AF%86%E5%BA%A6-103.11.xls'#$''.$V$14:.$V$34]"/>
        <table:named-expression table:name="月底人口數" table:base-cell-address="$遷徙.$A$1" table:expression="['file:///D:/123/c62/02%E6%80%A7%E6%AF%94%E4%BE%8B&amp;%E4%BA%BA%E5%8F%A3%E5%AF%86%E5%BA%A6-103.11.xls'#$''.$AT$14:.$AU$34]"/>
        <table:named-expression table:name="死亡" table:base-cell-address="$遷徙.$A$1" table:expression="['file:///D:/123/c62/02%E6%80%A7%E6%AF%94%E4%BE%8B&amp;%E4%BA%BA%E5%8F%A3%E5%AF%86%E5%BA%A6-103.11.xls'#$''.$Y$14:.$Y$34]"/>
        <table:named-expression table:name="結婚" table:base-cell-address="$遷徙.$A$1" table:expression="['file:///D:/123/c62/02%E6%80%A7%E6%AF%94%E4%BE%8B&amp;%E4%BA%BA%E5%8F%A3%E5%AF%86%E5%BA%A6-103.11.xls'#$''.$L$14:.$L$34]"/>
        <table:named-expression table:name="鄰數戶數" table:base-cell-address="$遷徙.$A$1" table:expression="['file:///D:/123/c62/02%E6%80%A7%E6%AF%94%E4%BE%8B&amp;%E4%BA%BA%E5%8F%A3%E5%AF%86%E5%BA%A6-103.11.xls'#$''.$AQ$14:.$AR$34]"/>
        <table:named-expression table:name="離婚" table:base-cell-address="$遷徙.$A$1" table:expression="['file:///D:/123/c62/02%E6%80%A7%E6%AF%94%E4%BE%8B&amp;%E4%BA%BA%E5%8F%A3%E5%AF%86%E5%BA%A6-103.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number-style style:name="N21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11P1" style:volatile="true">
      <number:text>－　　  </number:text>
      <number:number number:decimal-places="0" loext:min-decimal-places="0" number:min-integer-digits="1" number:grouping="true"/>
    </number:number-style>
    <number:number-style style:name="N211">
      <number:text>—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212P1" style:volatile="true">
      <loext:text>     －</loext:text>
      <loext:fill-character> </loext:fill-character>
      <number:number number:decimal-places="3" loext:min-decimal-places="3" number:min-integer-digits="1" number:grouping="true"/>
    </number:number-style>
    <number:number-style style:name="N212">
      <number:text>0.00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213P1" style:volatile="true">
      <loext:text>     －</loext:text>
      <loext:fill-character> </loext:fill-character>
      <number:number number:decimal-places="4" loext:min-decimal-places="4" number:min-integer-digits="1" number:grouping="true"/>
    </number:number-style>
    <number:number-style style:name="N213">
      <number:text>0.00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loext:text>   </loext:text>
      <loext:fill-character> </loext:fill-character>
      <number:number number:decimal-places="5" loext:min-decimal-places="5" number:min-integer-digits="1" number:grouping="true"/>
    </number:number-style>
    <number:number-style style:name="N214P1" style:volatile="true">
      <loext:text>     －</loext:text>
      <loext:fill-character> </loext:fill-character>
      <number:number number:decimal-places="5" loext:min-decimal-places="5" number:min-integer-digits="1" number:grouping="true"/>
    </number:number-style>
    <number:number-style style:name="N214">
      <number:text>0.00</number:text>
      <style:map style:condition="value()&gt;0" style:apply-style-name="N214P0"/>
      <style:map style:condition="value()&lt;0" style:apply-style-name="N214P1"/>
    </number:number-style>
    <number:number-style style:name="N215P0" style:volatile="true">
      <number:text>Yes</number:text>
    </number:number-style>
    <number:number-style style:name="N215P1" style:volatile="true">
      <number:text>Yes</number:text>
    </number:number-style>
    <number:number-style style:name="N215">
      <number:text>No</number:text>
      <style:map style:condition="value()&gt;0" style:apply-style-name="N215P0"/>
      <style:map style:condition="value()&lt;0" style:apply-style-name="N215P1"/>
    </number:number-style>
    <number:number-style style:name="N216P0" style:volatile="true">
      <number:text>True</number:text>
    </number:number-style>
    <number:number-style style:name="N216P1" style:volatile="true">
      <number:text>True</number:text>
    </number:number-style>
    <number:number-style style:name="N216">
      <number:text>False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text>On</number:text>
    </number:number-style>
    <number:number-style style:name="N217P1" style:volatile="true">
      <number:text>On</number:text>
    </number:number-style>
    <number:number-style style:name="N217">
      <number:text>Off</number:text>
      <style:map style:condition="value()&gt;0" style:apply-style-name="N217P0"/>
      <style:map style:condition="value()&lt;0" style:apply-style-name="N21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2-04T15:35:29</meta:creation-date>
    <dc:creator>user</dc:creator>
    <dc:date>2014-12-04T15:36:07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